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reationValidator.validateExtraInterfaces( Class &lt; ? &gt; classToMock , Collection &lt; Class &lt; ? &gt; &gt; extraInterf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CreationValidator.validateType( Class &lt; ? &gt; classToMock , String mockMak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CreationValidator.validateDelegatedInstance( Class &lt; ? &gt; classToMock , Object delegatedIn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CreationValidator.validateMockedType( Class &lt; ? &gt; classToMock , Object spiedIn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CreationValidator.validateConstructorUse( boolean usingConstructor , Serializable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